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6.002cm" table:align="margins"/>
    </style:style>
    <style:style style:name="Table1.A" style:family="table-column">
      <style:table-column-properties style:column-width="16.002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text-properties fo:font-style="normal" style:font-style-asian="normal" style:font-style-complex="normal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T1" style:family="text">
      <style:text-properties officeooo:rsid="0015581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5581c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eam Contract</text:p>
      <table:table table:name="Table1" table:style-name="Table1">
        <table:table-column table:style-name="Table1.A"/>
        <table:table-row>
          <table:table-cell table:style-name="Table1.A1" office:value-type="string">
            <text:h text:style-name="P1" text:outline-level="2"><text:span text:style-name="T1">1. </text:span>Goals: What your team hopes to achieve</text:h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1.A2" office:value-type="string">
            <text:h text:style-name="P1" text:outline-level="2"><text:span text:style-name="T1">2. </text:span>Norms: Group belief about how members should behave</text:h>
          </table:table-cell>
        </table:table-row>
        <table:table-row>
          <table:table-cell table:style-name="Table1.A2" office:value-type="string">
            <text:h text:style-name="Heading_20_3" text:outline-level="3"><text:span text:style-name="T1">2.1 </text:span>Meeting <text:span text:style-name="T1">norms</text:span></text:h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1.A2" office:value-type="string">
            <text:h text:style-name="Heading_20_3" text:outline-level="3"><text:span text:style-name="T1">2.2 </text:span>Working <text:span text:style-name="T1">norms</text:span></text:h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1.A2" office:value-type="string">
            <text:h text:style-name="Heading_20_3" text:outline-level="3"><text:span text:style-name="T1">2.3 </text:span>Coordination <text:span text:style-name="T1">norms</text:span></text:h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1.A2" office:value-type="string">
            <text:h text:style-name="Heading_20_3" text:outline-level="3"><text:span text:style-name="T1">2.4 </text:span>Communication <text:span text:style-name="T1">norms</text:span></text:h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1.A2" office:value-type="string">
            <text:h text:style-name="Heading_20_3" text:outline-level="3"><text:span text:style-name="T1">2.5 </text:span>Consideration <text:span text:style-name="T1">norms</text:span> </text:h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1.A2" office:value-type="string">
            <text:h text:style-name="Heading_20_3" text:outline-level="3"><text:span text:style-name="T1">2.6 </text:span>Continuous Improvement <text:span text:style-name="T1">norms</text:span> </text:h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ext:soft-page-break/>
        <table:table-row>
          <table:table-cell table:style-name="Table1.A2" office:value-type="string">
            <text:h text:style-name="Heading_20_2" text:outline-level="2"><text:span text:style-name="T4">3. </text:span><text:span text:style-name="T3">Rewards: How the team will celebrate achieving goals</text:span></text:h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1.A2" office:value-type="string">
            <text:h text:style-name="Heading_20_2" text:outline-level="2"><text:span text:style-name="T1">4. </text:span>Sanctions: How the team will address failure to abide norms</text:h>
            <text:p text:style-name="P2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style:use-window-font-color="true" style:font-name="Times New Roman" fo:font-size="12pt" fo:language="de" fo:country="DE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fo:language="en" fo:country="US" style:font-size-asian="10.5pt" style:font-weight-asian="normal"/>
    </style:style>
    <style:style style:name="Heading" style:family="paragraph" style:parent-style-name="Standard" style:next-style-name="Text_20_body" style:class="text" style:master-page-name="">
      <style:paragraph-properties fo:margin-top="0.499cm" fo:margin-bottom="0.199cm" style:contextual-spacing="false" style:page-number="auto" fo:keep-with-next="always"/>
      <style:text-properties style:font-name="Arial" fo:font-family="Arial" style:font-family-generic="swiss" style:font-pitch="variable" fo:font-size="18pt" fo:language="en" fo:country="US" fo:font-weight="bold" style:font-name-asian="AR PL UMing HK" style:font-family-asian="'AR PL UMing HK'" style:font-family-generic-asian="system" style:font-pitch-asian="variable" style:font-size-asian="14pt" style:font-weight-asian="normal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text-indent="0cm" style:auto-text-indent="false"/>
      <style:text-properties fo:font-size="18pt" fo:font-weight="bold" style:font-size-asian="14pt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199cm" fo:margin-bottom="0.199cm" style:contextual-spacing="false" fo:text-indent="0cm" style:auto-text-indent="false" style:page-number="auto"/>
      <style:text-properties fo:font-size="14pt" fo:font-style="normal" fo:font-weight="bold" style:font-size-asian="14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199cm" style:contextual-spacing="false" fo:text-indent="0cm" style:auto-text-indent="false"/>
      <style:text-properties fo:font-size="10pt" fo:font-weight="bold" style:font-size-asian="12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start" style:justify-single-word="false"/>
      <style:text-properties fo:font-size="24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35cm" fo:margin-bottom="2.35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5:23:53.204035536</meta:creation-date>
    <meta:editing-duration>P0D</meta:editing-duration>
    <meta:editing-cycles>3</meta:editing-cycles>
    <meta:generator>LibreOffice/4.2.8.2$Linux_X86_64 LibreOffice_project/420m0$Build-2</meta:generator>
    <dc:date>2016-04-05T18:45:32.666371444</dc:date>
    <dc:creator>Dirk Riehle</dc:creator>
    <meta:document-statistic meta:table-count="1" meta:image-count="0" meta:object-count="0" meta:page-count="2" meta:paragraph-count="11" meta:word-count="58" meta:character-count="361" meta:non-whitespace-character-count="312"/>
  </office:meta>
</office:document-meta>
</file>